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4479166666666665in"/>
    </style:style>
    <style:style style:name="co3" style:family="table-column">
      <style:table-column-properties fo:break-before="auto" style:column-width="2.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able-cell-properties fo:wrap-option="wrap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64">
      <style:table-cell-properties fo:wrap-option="wrap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5">
      <style:table-cell-properties fo:wrap-option="wrap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5">
      <style:table-cell-properties fo:wrap-option="wrap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5" style:family="table-cell" style:parent-style-name="Default">
      <style:table-cell-properties fo:wrap-option="wrap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66">
      <style:table-cell-properties fo:wrap-option="wrap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6">
      <style:table-cell-properties fo:wrap-option="wrap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wrap-option="wrap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165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Tabellenblatt1" table:style-name="ta1" table:print="false">
        <office:forms form:automatic-focus="false" form:apply-design-mode="false"/>
        <table:table-column table:style-name="co1" table:default-cell-style-name="ce15" table:number-columns-repeated="3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1" table:default-cell-style-name="ce15" table:number-columns-repeated="246"/>
        <table:table-row table:style-name="ro2">
          <table:table-cell table:number-columns-repeated="4"/>
          <table:table-cell table:style-name="ce21"/>
        </table:table-row>
        <table:table-row table:style-name="ro2">
          <table:table-cell table:style-name="ce22"/>
          <table:table-cell table:style-name="ce23" office:value-type="string">
            <text:p>Pos Nr</text:p>
          </table:table-cell>
          <table:table-cell table:style-name="ce23" office:value-type="string">
            <text:p>Benennung</text:p>
          </table:table-cell>
          <table:table-cell table:style-name="ce23" office:value-type="string">
            <text:p>Beschreibung </text:p>
          </table:table-cell>
          <table:table-cell table:style-name="ce24" office:value-type="string">
            <text:p>Menge </text:p>
          </table:table-cell>
          <table:table-cell table:style-name="ce23" office:value-type="string">
            <text:p>Bezug </text:p>
          </table:table-cell>
          <table:table-cell table:style-name="ce23" office:value-type="string">
            <text:p>Einzelpreis</text:p>
          </table:table-cell>
          <table:table-cell table:style-name="ce23" office:value-type="string">
            <text:p>Gesamt </text:p>
          </table:table-cell>
          <table:table-cell table:style-name="ce23" office:value-type="string">
            <text:p>Ersatz durch </text:p>
          </table:table-cell>
          <table:table-cell table:style-name="ce25" office:value-type="string">
            <text:p>Bezug</text:p>
          </table:table-cell>
          <table:table-cell table:style-name="ce26" office:value-type="string">
            <text:p>Ersatz </text:p>
          </table:table-cell>
        </table:table-row>
        <table:table-row table:style-name="ro2">
          <table:table-cell/>
          <table:table-cell table:style-name="ce27" office:value-type="float" office:value="1">
            <text:p>1</text:p>
          </table:table-cell>
          <table:table-cell table:style-name="ce27" office:value-type="string">
            <text:p>Grundplatte</text:p>
          </table:table-cell>
          <table:table-cell table:style-name="ce27" office:value-type="string">
            <text:p>Birkensperrholz 12 x 975 x 475</text:p>
          </table:table-cell>
          <table:table-cell table:style-name="ce28" office:value-type="float" office:value="1">
            <text:p>1</text:p>
          </table:table-cell>
          <table:table-cell table:style-name="ce29"/>
          <table:table-cell table:style-name="ce30" office:value-type="float" office:value="15">
            <text:p>15€</text:p>
          </table:table-cell>
          <table:table-cell table:style-name="ce31" table:formula="oooc:=[.E3]*[.G3]" office:value-type="string">
            <text:p>15€</text:p>
          </table:table-cell>
          <table:table-cell table:style-name="ce29"/>
          <table:table-cell table:style-name="ce26" office:value-type="string">
            <text:p>Ebay / Holzhandel</text:p>
          </table:table-cell>
        </table:table-row>
        <table:table-row table:style-name="ro2">
          <table:table-cell/>
          <table:table-cell table:style-name="ce27" office:value-type="float" office:value="2">
            <text:p>2</text:p>
          </table:table-cell>
          <table:table-cell table:style-name="ce27" office:value-type="string">
            <text:p>Querprofil</text:p>
          </table:table-cell>
          <table:table-cell table:style-name="ce27" office:value-type="string">
            <text:p>AlMgSi0,5 - 25 x 25 x 2 x 741 </text:p>
          </table:table-cell>
          <table:table-cell table:style-name="ce28" office:value-type="float" office:value="2">
            <text:p>2</text:p>
          </table:table-cell>
          <table:table-cell table:style-name="ce29"/>
          <table:table-cell table:style-name="ce32" office:value-type="float" office:value="3.56">
            <text:p>3.56€</text:p>
          </table:table-cell>
          <table:table-cell table:style-name="ce33" table:formula="oooc:=[.E4]*[.G4]" office:value-type="string">
            <text:p>7,12€</text:p>
          </table:table-cell>
          <table:table-cell table:style-name="ce29"/>
          <table:table-cell table:style-name="ce34" office:value-type="string" office:value="http://www.aluminium-online-shop.de/de/shop-aluminium-kleinstmengen/-Rechteckrohre---Vierkantrohre-_-20/index.html">
            <text:p><text:a xlink:href="http://www.aluminium-online-shop.de/de/shop-aluminium-kleinstmengen/-Rechteckrohre---Vierkantrohre-_-20/index.html">http://www.aluminium-online-shop.de/de/shop-aluminium-kleinstmengen/-Rechteckrohre---Vierkantrohre-_-20/index.html</text:a></text:p>
          </table:table-cell>
        </table:table-row>
        <table:table-row table:style-name="ro2">
          <table:table-cell/>
          <table:table-cell table:style-name="ce27" office:value-type="float" office:value="3">
            <text:p>3</text:p>
          </table:table-cell>
          <table:table-cell table:style-name="ce27" office:value-type="string">
            <text:p>Längsprofil </text:p>
          </table:table-cell>
          <table:table-cell table:style-name="ce27" office:value-type="string">
            <text:p>AlMgSi0,5 - 25 x 25 x 2 x 590</text:p>
          </table:table-cell>
          <table:table-cell table:style-name="ce28" office:value-type="float" office:value="4">
            <text:p>4</text:p>
          </table:table-cell>
          <table:table-cell table:style-name="ce29"/>
          <table:table-cell table:style-name="ce32" office:value-type="float" office:value="2.84">
            <text:p>2.84€</text:p>
          </table:table-cell>
          <table:table-cell table:style-name="ce33" table:formula="oooc:=[.E5]*[.G5]" office:value-type="string">
            <text:p>11,36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4">
            <text:p>4</text:p>
          </table:table-cell>
          <table:table-cell table:style-name="ce27" office:value-type="string">
            <text:p>Laufradhalter Innen links</text:p>
          </table:table-cell>
          <table:table-cell table:style-name="ce27" table:number-columns-spanned="1" table:number-rows-spanned="4" office:value-type="string">
            <text:p>AlMgSi1 4 x 360 x 70</text:p>
          </table:table-cell>
          <table:table-cell table:style-name="ce28" table:number-columns-spanned="1" table:number-rows-spanned="4" office:value-type="float" office:value="1">
            <text:p>1</text:p>
          </table:table-cell>
          <table:table-cell table:style-name="ce29"/>
          <table:table-cell table:style-name="ce30" table:number-columns-spanned="1" table:number-rows-spanned="4" office:value-type="float" office:value="10">
            <text:p>10€</text:p>
          </table:table-cell>
          <table:table-cell table:style-name="ce31" table:formula="oooc:=[.E6]*[.G6]" office:value-type="string">
            <text:p>10€</text:p>
          </table:table-cell>
          <table:table-cell table:style-name="ce29"/>
          <table:table-cell table:style-name="ce34" office:value-type="string" office:value="http://www.aluminium-online-shop.de/de/shop-aluminium-kleinstmengen/Bleche---Platten-_-4/index.html">
            <text:p><text:a xlink:href="http://www.aluminium-online-shop.de/de/shop-aluminium-kleinstmengen/Bleche---Platten-_-4/index.html">http://www.aluminium-online-shop.de/de/shop-aluminium-kleinstmengen/Bleche---Platten-_-4/index.html</text:a></text:p>
          </table:table-cell>
          <table:table-cell table:style-name="ce34" office:value-type="string" office:value="http://www.acelo-shop.com/Naben_einseitig_22992588.html">
            <text:p><text:a xlink:href="http://www.acelo-shop.com/Naben_einseitig_22992588.html">http://www.acelo-shop.com/Naben_einseitig_22992588.html</text:a></text:p>
          </table:table-cell>
        </table:table-row>
        <table:table-row table:style-name="ro2">
          <table:table-cell/>
          <table:table-cell table:style-name="ce27" office:value-type="float" office:value="5">
            <text:p>5</text:p>
          </table:table-cell>
          <table:table-cell table:style-name="ce27" office:value-type="string">
            <text:p>Laufradhalter Innen rechts</text:p>
          </table:table-cell>
          <table:covered-table-cell/>
          <table:covered-table-cell/>
          <table:table-cell table:style-name="ce29"/>
          <table:covered-table-cell/>
          <table:table-cell table:style-name="ce35" table:formula="oooc:=[.E7]*[.G7]" office:value-type="string">
            <text:p>0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6">
            <text:p>6</text:p>
          </table:table-cell>
          <table:table-cell table:style-name="ce27" office:value-type="string">
            <text:p>Laufradhalter Außen links</text:p>
          </table:table-cell>
          <table:covered-table-cell/>
          <table:covered-table-cell/>
          <table:table-cell table:style-name="ce29"/>
          <table:covered-table-cell/>
          <table:table-cell table:style-name="ce35" table:formula="oooc:=[.E8]*[.G8]" office:value-type="string">
            <text:p>0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7">
            <text:p>7</text:p>
          </table:table-cell>
          <table:table-cell table:style-name="ce27" office:value-type="string">
            <text:p>Laufradhalter Außen links</text:p>
          </table:table-cell>
          <table:covered-table-cell/>
          <table:covered-table-cell/>
          <table:table-cell table:style-name="ce29"/>
          <table:covered-table-cell/>
          <table:table-cell table:style-name="ce35" table:formula="oooc:=[.E9]*[.G9]" office:value-type="string">
            <text:p>0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8">
            <text:p>8</text:p>
          </table:table-cell>
          <table:table-cell table:style-name="ce27" office:value-type="string">
            <text:p>Deichselprofil kurz</text:p>
          </table:table-cell>
          <table:table-cell table:style-name="ce27" office:value-type="string">
            <text:p>AlMgSi0,5 30 x 30 x 4 x 255</text:p>
          </table:table-cell>
          <table:table-cell table:style-name="ce28" office:value-type="float" office:value="1">
            <text:p>1</text:p>
          </table:table-cell>
          <table:table-cell table:style-name="ce29"/>
          <table:table-cell table:style-name="ce32" office:value-type="float" office:value="3.01">
            <text:p>3.01€</text:p>
          </table:table-cell>
          <table:table-cell table:style-name="ce33" table:formula="oooc:=[.E10]*[.G10]" office:value-type="string">
            <text:p>3,01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9">
            <text:p>9</text:p>
          </table:table-cell>
          <table:table-cell table:style-name="ce27" office:value-type="string">
            <text:p>Deichselprofil lang </text:p>
          </table:table-cell>
          <table:table-cell table:style-name="ce27" office:value-type="string">
            <text:p>AlMgSi0,5 30 x 30 x 4 x 500</text:p>
          </table:table-cell>
          <table:table-cell table:style-name="ce28" office:value-type="float" office:value="1">
            <text:p>1</text:p>
          </table:table-cell>
          <table:table-cell table:style-name="ce29"/>
          <table:table-cell table:style-name="ce32" office:value-type="float" office:value="1.91">
            <text:p>1.91€</text:p>
          </table:table-cell>
          <table:table-cell table:style-name="ce33" table:formula="oooc:=[.E11]*[.G11]" office:value-type="string">
            <text:p>1,91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10">
            <text:p>10</text:p>
          </table:table-cell>
          <table:table-cell table:style-name="ce27" office:value-type="string">
            <text:p>Knotenblech</text:p>
          </table:table-cell>
          <table:table-cell table:style-name="ce27" office:value-type="string">
            <text:p>AlMgSi1 4 x 120 x 120</text:p>
          </table:table-cell>
          <table:table-cell table:style-name="ce28" office:value-type="float" office:value="1">
            <text:p>1</text:p>
          </table:table-cell>
          <table:table-cell table:style-name="ce29"/>
          <table:table-cell table:style-name="ce30" office:value-type="float" office:value="8">
            <text:p>8€</text:p>
          </table:table-cell>
          <table:table-cell table:style-name="ce31" table:formula="oooc:=[.E12]*[.G12]" office:value-type="string">
            <text:p>8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11">
            <text:p>11</text:p>
          </table:table-cell>
          <table:table-cell table:style-name="ce27" office:value-type="string">
            <text:p>Deichselanschluss</text:p>
          </table:table-cell>
          <table:table-cell table:style-name="ce27" office:value-type="string">
            <text:p>Deichselanschluss Vierkant </text:p>
          </table:table-cell>
          <table:table-cell table:style-name="ce28" office:value-type="float" office:value="1">
            <text:p>1</text:p>
          </table:table-cell>
          <table:table-cell table:style-name="ce29"/>
          <table:table-cell table:style-name="ce30" office:value-type="float" office:value="40">
            <text:p>40€</text:p>
          </table:table-cell>
          <table:table-cell table:style-name="ce31" table:formula="oooc:=[.E13]*[.G13]" office:value-type="string">
            <text:p>40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string">
            <text:p>E - Kupplung </text:p>
          </table:table-cell>
          <table:table-cell table:style-name="ce29"/>
          <table:table-cell table:style-name="ce28" office:value-type="float" office:value="1">
            <text:p>1</text:p>
          </table:table-cell>
          <table:table-cell table:style-name="ce29"/>
          <table:table-cell table:style-name="ce36" office:value-type="float" office:value="39.9">
            <text:p>39.9€</text:p>
          </table:table-cell>
          <table:table-cell table:style-name="ce37" table:formula="oooc:=[.E14]*[.G14]" office:value-type="string">
            <text:p>39,9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13">
            <text:p>13</text:p>
          </table:table-cell>
          <table:table-cell table:style-name="ce27" office:value-type="string">
            <text:p>Laufrad</text:p>
          </table:table-cell>
          <table:table-cell table:style-name="ce27" office:value-type="string">
            <text:p>Nabe: 100 mm Einbaubreite</text:p>
          </table:table-cell>
          <table:table-cell table:style-name="ce28" office:value-type="float" office:value="2">
            <text:p>2</text:p>
          </table:table-cell>
          <table:table-cell table:style-name="ce29"/>
          <table:table-cell table:style-name="ce38" office:value-type="float" office:value="25">
            <text:p>25</text:p>
          </table:table-cell>
          <table:table-cell table:style-name="ce35" table:formula="oooc:=[.E15]*[.G15]" office:value-type="string">
            <text:p>50</text:p>
          </table:table-cell>
          <table:table-cell table:style-name="ce29"/>
          <table:table-cell table:style-name="ce34" office:value-type="string" office:value="http://www.laufrad.net/products/Laufraeder/20-Zoll/Vorderraeder/20-Zoll-Vorderrad-ALU-schwarz-Shimano-Alivio.html">
            <text:p><text:a xlink:href="http://www.laufrad.net/products/Laufraeder/20-Zoll/Vorderraeder/20-Zoll-Vorderrad-ALU-schwarz-Shimano-Alivio.html">http://www.laufrad.net/products/Laufraeder/20-Zoll/Vorderraeder/20-Zoll-Vorderrad-ALU-schwarz-Shimano-Alivio.html</text:a></text:p>
          </table:table-cell>
        </table:table-row>
        <table:table-row table:style-name="ro2">
          <table:table-cell/>
          <table:table-cell table:style-name="ce27" office:value-type="float" office:value="14">
            <text:p>14</text:p>
          </table:table-cell>
          <table:table-cell table:style-name="ce27" office:value-type="string">
            <text:p>Reifen und Schlauch</text:p>
          </table:table-cell>
          <table:table-cell table:style-name="ce27" office:value-type="string">
            <text:p>Schwalbe Big Apple &amp; Schlauch ETRTO 50-406 </text:p>
          </table:table-cell>
          <table:table-cell table:style-name="ce28" office:value-type="float" office:value="2">
            <text:p>2</text:p>
          </table:table-cell>
          <table:table-cell table:style-name="ce29"/>
          <table:table-cell table:style-name="ce30" office:value-type="float" office:value="20">
            <text:p>20€</text:p>
          </table:table-cell>
          <table:table-cell table:style-name="ce31" table:formula="oooc:=[.E16]*[.G16]" office:value-type="string">
            <text:p>40€</text:p>
          </table:table-cell>
          <table:table-cell table:style-name="ce29"/>
          <table:table-cell table:style-name="ce34" office:value-type="string" office:value="http://www.bike24.de/1.php?content=8;navigation=1;menu=1000,2,103,202;product=65675">
            <text:p><text:a xlink:href="http://www.bike24.de/1.php?content=8;navigation=1;menu=1000,2,103,202;product=65675">http://www.bike24.de/1.php?content=8;navigation=1;menu=1000,2,103,202;product=65675</text:a></text:p>
          </table:table-cell>
        </table:table-row>
        <table:table-row table:style-name="ro2">
          <table:table-cell/>
          <table:table-cell table:style-name="ce27" office:value-type="float" office:value="15">
            <text:p>15</text:p>
          </table:table-cell>
          <table:table-cell table:style-name="ce27" office:value-type="string">
            <text:p>Unterlegscheibe </text:p>
          </table:table-cell>
          <table:table-cell table:style-name="ce27" office:value-type="string">
            <text:p>ISO 7060</text:p>
          </table:table-cell>
          <table:table-cell table:style-name="ce28" office:value-type="float" office:value="42">
            <text:p>42</text:p>
          </table:table-cell>
          <table:table-cell table:style-name="ce29"/>
          <table:table-cell table:style-name="ce32" office:value-type="float" office:value="0.01">
            <text:p>0.01€</text:p>
          </table:table-cell>
          <table:table-cell table:style-name="ce33" table:formula="oooc:=[.E17]*[.G17]" office:value-type="string">
            <text:p>0,42€</text:p>
          </table:table-cell>
          <table:table-cell table:style-name="ce27" office:value-type="string">
            <text:p>DIN 125</text:p>
          </table:table-cell>
          <table:table-cell table:style-name="ce34" office:value-type="string" office:value="http://www.schraubenhandel24.de/">
            <text:p><text:a xlink:href="http://www.schraubenhandel24.de/">http://www.schraubenhandel24.de/</text:a></text:p>
          </table:table-cell>
        </table:table-row>
        <table:table-row table:style-name="ro2">
          <table:table-cell/>
          <table:table-cell table:style-name="ce27" office:value-type="float" office:value="16">
            <text:p>16</text:p>
          </table:table-cell>
          <table:table-cell table:style-name="ce27" office:value-type="string">
            <text:p>Zylinderschraube</text:p>
          </table:table-cell>
          <table:table-cell table:style-name="ce27" office:value-type="string">
            <text:p>ISO 4762 M6 x 55 - A2 </text:p>
          </table:table-cell>
          <table:table-cell table:style-name="ce28" office:value-type="float" office:value="4">
            <text:p>4</text:p>
          </table:table-cell>
          <table:table-cell table:style-name="ce29"/>
          <table:table-cell table:style-name="ce32" office:value-type="float" office:value="0.22">
            <text:p>0.22€</text:p>
          </table:table-cell>
          <table:table-cell table:style-name="ce33" table:formula="oooc:=[.E18]*[.G18]" office:value-type="string">
            <text:p>0,88€</text:p>
          </table:table-cell>
          <table:table-cell table:style-name="ce27" office:value-type="string">
            <text:p>DIN 912</text:p>
          </table:table-cell>
        </table:table-row>
        <table:table-row table:style-name="ro2">
          <table:table-cell/>
          <table:table-cell table:style-name="ce27" office:value-type="float" office:value="17">
            <text:p>17</text:p>
          </table:table-cell>
          <table:table-cell table:style-name="ce27" office:value-type="string">
            <text:p>Zylinderschraube</text:p>
          </table:table-cell>
          <table:table-cell table:style-name="ce27" office:value-type="string">
            <text:p>ISO 4762 M6 x 16 - A2</text:p>
          </table:table-cell>
          <table:table-cell table:style-name="ce28" office:value-type="float" office:value="4">
            <text:p>4</text:p>
          </table:table-cell>
          <table:table-cell table:style-name="ce29"/>
          <table:table-cell table:style-name="ce32" office:value-type="float" office:value="0.35">
            <text:p>0.35€</text:p>
          </table:table-cell>
          <table:table-cell table:style-name="ce37" table:formula="oooc:=[.E19]*[.G19]" office:value-type="string">
            <text:p>1,4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18">
            <text:p>18</text:p>
          </table:table-cell>
          <table:table-cell table:style-name="ce27" office:value-type="string">
            <text:p>Zylinderschraube</text:p>
          </table:table-cell>
          <table:table-cell table:style-name="ce27" office:value-type="string">
            <text:p>ISO 4762 M6 x 20 - A2 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6" office:value-type="float" office:value="0.3">
            <text:p>0.3€</text:p>
          </table:table-cell>
          <table:table-cell table:style-name="ce37" table:formula="oooc:=[.E20]*[.G20]" office:value-type="string">
            <text:p>2,4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19">
            <text:p>19</text:p>
          </table:table-cell>
          <table:table-cell table:style-name="ce27" office:value-type="string">
            <text:p>Sechskantmutter</text:p>
          </table:table-cell>
          <table:table-cell table:style-name="ce27" office:value-type="string">
            <text:p>ISO 7040 M6 - A2 </text:p>
          </table:table-cell>
          <table:table-cell table:style-name="ce28" office:value-type="float" office:value="21">
            <text:p>21</text:p>
          </table:table-cell>
          <table:table-cell table:style-name="ce29"/>
          <table:table-cell table:style-name="ce36" office:value-type="float" office:value="0.8">
            <text:p>0.8€</text:p>
          </table:table-cell>
          <table:table-cell table:style-name="ce37" table:formula="oooc:=[.E21]*[.G21]" office:value-type="string">
            <text:p>16,8€</text:p>
          </table:table-cell>
          <table:table-cell table:style-name="ce27" office:value-type="string">
            <text:p>DIN 982</text:p>
          </table:table-cell>
        </table:table-row>
        <table:table-row table:style-name="ro2">
          <table:table-cell/>
          <table:table-cell table:style-name="ce27" office:value-type="float" office:value="20">
            <text:p>20</text:p>
          </table:table-cell>
          <table:table-cell table:style-name="ce27" office:value-type="string">
            <text:p>Zylinderschraube</text:p>
          </table:table-cell>
          <table:table-cell table:style-name="ce27" office:value-type="string">
            <text:p>ISO 4762 M6 x 45 - A2 </text:p>
          </table:table-cell>
          <table:table-cell table:style-name="ce28" office:value-type="float" office:value="1">
            <text:p>1</text:p>
          </table:table-cell>
          <table:table-cell table:style-name="ce29"/>
          <table:table-cell table:style-name="ce32" office:value-type="float" office:value="0.02">
            <text:p>0.02€</text:p>
          </table:table-cell>
          <table:table-cell table:style-name="ce33" table:formula="oooc:=[.E22]*[.G22]" office:value-type="string">
            <text:p>0,02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21">
            <text:p>21</text:p>
          </table:table-cell>
          <table:table-cell table:style-name="ce27" office:value-type="string">
            <text:p>Zylinderschraube</text:p>
          </table:table-cell>
          <table:table-cell table:style-name="ce27" office:value-type="string">
            <text:p>ISO 4762 M6 x 50 - A2 </text:p>
          </table:table-cell>
          <table:table-cell table:style-name="ce28" office:value-type="float" office:value="4">
            <text:p>4</text:p>
          </table:table-cell>
          <table:table-cell table:style-name="ce29"/>
          <table:table-cell table:style-name="ce32" office:value-type="float" office:value="0.02">
            <text:p>0.02€</text:p>
          </table:table-cell>
          <table:table-cell table:style-name="ce33" table:formula="oooc:=[.E23]*[.G23]" office:value-type="string">
            <text:p>0,08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22">
            <text:p>22</text:p>
          </table:table-cell>
          <table:table-cell table:style-name="ce27" office:value-type="string">
            <text:p>Bohrungstopfen</text:p>
          </table:table-cell>
          <table:table-cell table:style-name="ce27" office:value-type="string">
            <text:p>10mm </text:p>
          </table:table-cell>
          <table:table-cell table:style-name="ce28" office:value-type="float" office:value="4">
            <text:p>4</text:p>
          </table:table-cell>
          <table:table-cell table:style-name="ce29"/>
          <table:table-cell table:style-name="ce32" office:value-type="float" office:value="0.15">
            <text:p>0.15€</text:p>
          </table:table-cell>
          <table:table-cell table:style-name="ce37" table:formula="oooc:=[.E24]*[.G24]" office:value-type="string">
            <text:p>0,6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23">
            <text:p>23</text:p>
          </table:table-cell>
          <table:table-cell table:style-name="ce27" office:value-type="string">
            <text:p>Rohrstopfen</text:p>
          </table:table-cell>
          <table:table-cell table:style-name="ce27" office:value-type="string">
            <text:p>25 mm</text:p>
          </table:table-cell>
          <table:table-cell table:style-name="ce28" office:value-type="float" office:value="12">
            <text:p>12</text:p>
          </table:table-cell>
          <table:table-cell table:style-name="ce29"/>
          <table:table-cell table:style-name="ce32" office:value-type="float" office:value="0.15">
            <text:p>0.15€</text:p>
          </table:table-cell>
          <table:table-cell table:style-name="ce37" table:formula="oooc:=[.E25]*[.G25]" office:value-type="string">
            <text:p>1,8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24">
            <text:p>24</text:p>
          </table:table-cell>
          <table:table-cell table:style-name="ce27" office:value-type="string">
            <text:p>Einschlagmutter mit vier Zacken</text:p>
          </table:table-cell>
          <table:table-cell table:style-name="ce27" office:value-type="string">
            <text:p>M8 x 11 </text:p>
          </table:table-cell>
          <table:table-cell table:style-name="ce28" office:value-type="float" office:value="3">
            <text:p>3</text:p>
          </table:table-cell>
          <table:table-cell table:style-name="ce29"/>
          <table:table-cell table:style-name="ce36" office:value-type="float" office:value="0.9">
            <text:p>0.9€</text:p>
          </table:table-cell>
          <table:table-cell table:style-name="ce37" table:formula="oooc:=[.E26]*[.G26]" office:value-type="string">
            <text:p>2,7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25">
            <text:p>25</text:p>
          </table:table-cell>
          <table:table-cell table:style-name="ce27" office:value-type="string">
            <text:p>Unterlegscheibe</text:p>
          </table:table-cell>
          <table:table-cell table:style-name="ce27" office:value-type="string">
            <text:p>ISO 7090 - 8 -A2 </text:p>
          </table:table-cell>
          <table:table-cell table:style-name="ce28" office:value-type="float" office:value="3">
            <text:p>3</text:p>
          </table:table-cell>
          <table:table-cell table:style-name="ce29"/>
          <table:table-cell table:style-name="ce32" office:value-type="float" office:value="0.01">
            <text:p>0.01€</text:p>
          </table:table-cell>
          <table:table-cell table:style-name="ce33" table:formula="oooc:=[.E27]*[.G27]" office:value-type="string">
            <text:p>0,03€</text:p>
          </table:table-cell>
          <table:table-cell table:style-name="ce29"/>
        </table:table-row>
        <table:table-row table:style-name="ro2">
          <table:table-cell/>
          <table:table-cell table:style-name="ce27" office:value-type="float" office:value="26">
            <text:p>26</text:p>
          </table:table-cell>
          <table:table-cell table:style-name="ce27" office:value-type="string">
            <text:p>Zylinderschraube</text:p>
          </table:table-cell>
          <table:table-cell table:style-name="ce27" office:value-type="string">
            <text:p>ISO 4762 M8 x 16 </text:p>
          </table:table-cell>
          <table:table-cell table:style-name="ce28" office:value-type="float" office:value="3">
            <text:p>3</text:p>
          </table:table-cell>
          <table:table-cell table:style-name="ce29"/>
          <table:table-cell table:style-name="ce36" office:value-type="float" office:value="0.3">
            <text:p>0.3€</text:p>
          </table:table-cell>
          <table:table-cell table:style-name="ce37" table:formula="oooc:=[.E28]*[.G28]" office:value-type="string">
            <text:p>0,9€</text:p>
          </table:table-cell>
          <table:table-cell table:style-name="ce29"/>
        </table:table-row>
        <table:table-row table:style-name="ro2">
          <table:table-cell/>
          <table:table-cell table:number-columns-repeated="3" table:style-name="ce29"/>
          <table:table-cell table:style-name="ce39"/>
          <table:table-cell table:number-columns-repeated="4" table:style-name="ce29"/>
        </table:table-row>
        <table:table-row table:style-name="ro2">
          <table:table-cell table:number-columns-repeated="4"/>
          <table:table-cell table:style-name="ce21"/>
          <table:table-cell/>
          <table:table-cell table:style-name="ce40" table:formula="oooc:=SUM([.G3:.G28])" office:value-type="string">
            <text:p>172,45€</text:p>
          </table:table-cell>
          <table:table-cell table:style-name="ce40" table:formula="oooc:=SUM([.H3:.H28])" office:value-type="string">
            <text:p>254,33€</text:p>
          </table:table-cell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  <table:table-row table:style-name="ro2">
          <table:table-cell table:number-columns-repeated="4"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1" number:grouping="true"/>
      <number:text>€</number:text>
    </number:number-style>
    <number:number-style style:name="N165">
      <number:number number:min-integer-digits="1" number:grouping="true" number:decimal-places="2"/>
      <number:text>€</number:text>
    </number:number-style>
    <number:number-style style:name="N166">
      <number:number number:min-integer-digits="1" number:grouping="true" number:decimal-places="1"/>
      <number:text>€</number:text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abellenblatt1" style:display-name="PageStyle_Tabellenblat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